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tegrationTests.strea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IntegrationTests.forwardedHeader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ppingIntegrationTests.httpHea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Config.forwardedHead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tController.text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estController.tex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tController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tController.uri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